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cccccc" draw:textarea-horizontal-align="justify" draw:textarea-vertical-align="middle" draw:auto-grow-height="false" fo:min-height="1.41cm" fo:min-width="1.695cm"/>
      <style:paragraph-properties style:writing-mode="lr-tb"/>
    </style:style>
    <style:style style:name="gr2" style:family="graphic" style:parent-style-name="standard">
      <style:graphic-properties draw:fill="solid" draw:fill-color="#cccccc" draw:textarea-horizontal-align="justify" draw:textarea-vertical-align="middle" draw:auto-grow-height="false" fo:min-height="1.409cm" fo:min-width="1.695cm"/>
      <style:paragraph-properties style:writing-mode="lr-tb"/>
    </style:style>
    <style:style style:name="gr3" style:family="graphic" style:parent-style-name="standard">
      <style:graphic-properties draw:fill="solid" draw:fill-color="#b2b2b2" draw:textarea-horizontal-align="justify" draw:textarea-vertical-align="middle" draw:auto-grow-height="false" fo:min-height="0.97cm" fo:min-width="0cm"/>
      <style:paragraph-properties style:writing-mode="lr-tb"/>
    </style:style>
    <style:style style:name="gr4" style:family="graphic" style:parent-style-name="standard">
      <style:graphic-properties draw:fill="solid" draw:fill-color="#b2b2b2" draw:textarea-horizontal-align="justify" draw:textarea-vertical-align="middle" draw:auto-grow-height="false" fo:min-height="0.969cm" fo:min-width="0cm"/>
      <style:paragraph-properties style:writing-mode="lr-tb"/>
    </style:style>
    <style:style style:name="gr5" style:family="graphic" style:parent-style-name="standard">
      <style:graphic-properties draw:textarea-vertical-align="middle"/>
    </style:style>
    <style:style style:name="gr6" style:family="graphic" style:parent-style-name="standard">
      <style:graphic-properties draw:fill="solid" draw:fill-color="#81d41a" draw:textarea-horizontal-align="justify" draw:textarea-vertical-align="middle" draw:auto-grow-height="false" fo:min-height="13.476cm" fo:min-width="16.984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0.237cm" fo:min-width="0cm"/>
    </style:style>
    <style:style style:name="gr8" style:family="graphic" style:parent-style-name="standard">
      <style:graphic-properties draw:textarea-horizontal-align="justify" draw:textarea-vertical-align="middle" draw:auto-grow-height="false" fo:min-height="0.238cm" fo:min-width="0cm"/>
    </style:style>
    <style:style style:name="gr9" style:family="graphic" style:parent-style-name="standard">
      <style:graphic-properties draw:fill="solid" draw:fill-color="#ff4000" draw:textarea-horizontal-align="justify" draw:textarea-vertical-align="middle" draw:auto-grow-height="false" fo:min-height="0.238cm" fo:min-width="0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0.481cm" fo:min-width="0cm"/>
    </style:style>
    <style:style style:name="gr11" style:family="graphic" style:parent-style-name="standard">
      <style:graphic-properties draw:fill="solid" draw:fill-color="#ff4000" draw:textarea-horizontal-align="justify" draw:textarea-vertical-align="middle" draw:auto-grow-height="false" fo:min-height="0.481cm" fo:min-width="0cm"/>
    </style:style>
    <style:style style:name="gr12" style:family="graphic" style:parent-style-name="standard">
      <style:graphic-properties draw:fill="solid" draw:fill-color="#1c1c1c" draw:textarea-horizontal-align="justify" draw:textarea-vertical-align="middle" draw:auto-grow-height="false" fo:min-height="0.482cm" fo:min-width="0.475cm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0.237cm" fo:min-width="0.232cm"/>
      <style:paragraph-properties style:writing-mode="lr-tb"/>
    </style:style>
    <style:style style:name="gr14" style:family="graphic" style:parent-style-name="standard">
      <style:graphic-properties draw:fill="solid" draw:fill-color="#666666" draw:textarea-horizontal-align="justify" draw:textarea-vertical-align="middle" draw:auto-grow-height="false" fo:min-height="5.601cm" fo:min-width="2.913cm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1.065cm" fo:min-width="0.787cm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0.482cm" fo:min-width="0.475cm"/>
      <style:paragraph-properties style:writing-mode="lr-tb"/>
    </style:style>
    <style:style style:name="gr17" style:family="graphic" style:parent-style-name="standard">
      <style:graphic-properties draw:textarea-horizontal-align="justify" draw:textarea-vertical-align="middle" draw:auto-grow-height="false" fo:min-height="1.042cm" fo:min-width="0.77cm"/>
      <style:paragraph-properties style:writing-mode="lr-tb"/>
    </style:style>
    <style:style style:name="gr18" style:family="graphic" style:parent-style-name="standard">
      <style:graphic-properties draw:textarea-horizontal-align="justify" draw:textarea-vertical-align="middle" draw:auto-grow-height="false" fo:min-height="0.482cm" fo:min-width="0.719cm"/>
      <style:paragraph-properties style:writing-mode="lr-tb"/>
    </style:style>
    <style:style style:name="gr19" style:family="graphic" style:parent-style-name="standard">
      <style:graphic-properties draw:textarea-horizontal-align="justify" draw:textarea-vertical-align="middle" draw:auto-grow-height="false" fo:min-height="0.238cm" fo:min-width="0.475cm"/>
      <style:paragraph-properties style:writing-mode="lr-tb"/>
    </style:style>
    <style:style style:name="gr20" style:family="graphic" style:parent-style-name="standard">
      <style:graphic-properties draw:textarea-horizontal-align="justify" draw:textarea-vertical-align="middle" draw:auto-grow-height="false" fo:min-height="0.237cm" fo:min-width="0.475cm"/>
      <style:paragraph-properties style:writing-mode="lr-tb"/>
    </style:style>
    <style:style style:name="gr21" style:family="graphic" style:parent-style-name="standard">
      <style:graphic-properties draw:textarea-horizontal-align="justify" draw:textarea-vertical-align="middle" draw:auto-grow-height="false" fo:min-height="0.481cm" fo:min-width="0.719cm"/>
      <style:paragraph-properties style:writing-mode="lr-tb"/>
    </style:style>
    <style:style style:name="gr22" style:family="graphic" style:parent-style-name="standard">
      <style:graphic-properties draw:textarea-horizontal-align="justify" draw:textarea-vertical-align="middle" draw:auto-grow-height="false" fo:min-height="0.482cm" fo:min-width="0.475cm"/>
    </style:style>
    <style:style style:name="gr23" style:family="graphic" style:parent-style-name="standard">
      <style:graphic-properties draw:textarea-horizontal-align="justify" draw:textarea-vertical-align="middle" draw:auto-grow-height="false" fo:min-height="0cm" fo:min-width="0cm"/>
      <style:paragraph-properties style:writing-mode="lr-tb"/>
    </style:style>
    <style:style style:name="gr24" style:family="graphic" style:parent-style-name="standard">
      <style:graphic-properties draw:textarea-horizontal-align="justify" draw:textarea-vertical-align="middle" draw:auto-grow-height="false" fo:min-height="0.481cm" fo:min-width="0.475cm"/>
    </style:style>
    <style:style style:name="gr25" style:family="graphic" style:parent-style-name="standard">
      <style:graphic-properties draw:textarea-horizontal-align="justify" draw:textarea-vertical-align="middle" draw:auto-grow-height="false" fo:min-height="0.97cm" fo:min-width="1.45cm"/>
      <style:paragraph-properties style:writing-mode="lr-tb"/>
    </style:style>
    <style:style style:name="gr26" style:family="graphic" style:parent-style-name="standard">
      <style:graphic-properties draw:textarea-horizontal-align="justify" draw:textarea-vertical-align="middle" draw:auto-grow-height="false" fo:min-height="0.725cm" fo:min-width="1.207cm"/>
      <style:paragraph-properties style:writing-mode="lr-tb"/>
    </style:style>
    <style:style style:name="gr27" style:family="graphic" style:parent-style-name="standard">
      <style:graphic-properties draw:textarea-horizontal-align="justify" draw:textarea-vertical-align="middle" draw:auto-grow-height="false" fo:min-height="0.969cm" fo:min-width="1.206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1" style:family="paragraph">
      <style:paragraph-properties fo:text-align="center" style:writing-mode="lr-tb"/>
      <style:text-properties fo:font-size="8pt"/>
    </style:style>
    <style:style style:name="P2" style:family="paragraph">
      <loext:graphic-properties draw:fill="solid" draw:fill-color="#cccccc"/>
      <style:paragraph-properties fo:text-align="center" style:writing-mode="lr-tb"/>
      <style:text-properties fo:font-size="8pt"/>
    </style:style>
    <style:style style:name="P3" style:family="paragraph">
      <style:paragraph-properties fo:text-align="center" style:writing-mode="lr-tb"/>
      <style:text-properties fo:font-size="8pt" style:font-size-asian="10pt" style:font-size-complex="10pt"/>
    </style:style>
    <style:style style:name="P4" style:family="paragraph">
      <loext:graphic-properties draw:fill="solid" draw:fill-color="#b2b2b2"/>
      <style:paragraph-properties fo:text-align="center" style:writing-mode="lr-tb"/>
      <style:text-properties fo:font-size="8pt" style:font-size-asian="10pt" style:font-size-complex="10pt"/>
    </style:style>
    <style:style style:name="P5" style:family="paragraph">
      <style:paragraph-properties fo:text-align="center"/>
      <style:text-properties fo:font-size="8pt"/>
    </style:style>
    <style:style style:name="P6" style:family="paragraph">
      <loext:graphic-properties draw:fill="solid" draw:fill-color="#81d41a"/>
      <style:paragraph-properties fo:text-align="center" style:writing-mode="lr-tb"/>
      <style:text-properties fo:font-size="8pt"/>
    </style:style>
    <style:style style:name="P7" style:family="paragraph">
      <loext:graphic-properties draw:fill="solid" draw:fill-color="#ff4000"/>
      <style:paragraph-properties fo:text-align="center" style:writing-mode="lr-tb"/>
      <style:text-properties fo:font-size="8pt"/>
    </style:style>
    <style:style style:name="P8" style:family="paragraph">
      <loext:graphic-properties draw:fill="solid" draw:fill-color="#ff4000"/>
      <style:paragraph-properties fo:text-align="center"/>
      <style:text-properties fo:font-size="8pt"/>
    </style:style>
    <style:style style:name="P9" style:family="paragraph">
      <loext:graphic-properties draw:fill="solid" draw:fill-color="#1c1c1c"/>
      <style:paragraph-properties fo:text-align="center" style:writing-mode="lr-tb"/>
      <style:text-properties fo:font-size="8pt" style:font-size-asian="10pt" style:font-size-complex="10pt"/>
    </style:style>
    <style:style style:name="P10" style:family="paragraph">
      <loext:graphic-properties draw:fill="solid" draw:fill-color="#666666"/>
      <style:paragraph-properties fo:text-align="center" style:writing-mode="lr-tb"/>
      <style:text-properties fo:font-size="8pt"/>
    </style:style>
    <style:style style:name="P11" style:family="paragraph">
      <style:paragraph-properties fo:text-align="center" style:writing-mode="lr-tb"/>
      <style:text-properties fo:font-size="8pt" style:font-size-asian="12pt" style:font-size-complex="12pt"/>
    </style:style>
    <style:style style:name="P12" style:family="paragraph">
      <loext:graphic-properties draw:fill="none" draw:fill-color="#ffffff"/>
    </style:style>
    <style:style style:name="T1" style:family="text">
      <style:text-properties fo:font-size="8pt" style:font-size-asian="12pt" style:font-size-complex="12pt"/>
    </style:style>
    <style:style style:name="T2" style:family="text">
      <style:text-properties fo:font-size="8pt" style:font-size-asian="10pt" style:font-size-complex="10pt"/>
    </style:style>
    <style:style style:name="T3" style:family="text">
      <style:text-properties fo:font-size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195cm" svg:height="1.66cm" svg:x="11.681cm" svg:y="5.9cm">
          <text:p text:style-name="P1"><text:span text:style-name="T1">Projoy</text:span></text:p>
          <text:p text:style-name="P1"><text:span text:style-name="T1">PEBS-H</text:span></text:p>
          <text:p text:style-name="P1"><text:span text:style-name="T1">1000V</text:span></text:p>
          <text:p text:style-name="P1"><text:span text:style-name="T1">63A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195cm" svg:height="1.659cm" svg:x="7.78cm" svg:y="9.041cm">
          <text:p text:style-name="P1"><text:span text:style-name="T1">Bat</text:span><text:span text:style-name="T1">ter</text:span><text:span text:style-name="T1">y 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95cm" svg:height="1.66cm" svg:x="7.78cm" svg:y="10.883cm">
          <text:p text:style-name="P1"><text:span text:style-name="T1">Bat</text:span><text:span text:style-name="T1">ter</text:span><text:span text:style-name="T1">y 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195cm" svg:height="1.659cm" svg:x="7.78cm" svg:y="12.727cm">
          <text:p text:style-name="P1"><text:span text:style-name="T1">Bat</text:span><text:span text:style-name="T1">ter</text:span><text:span text:style-name="T1">y 3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" draw:id="id3" draw:layer="layout" svg:width="0.489cm" svg:height="1.22cm" svg:x="11.681cm" svg:y="7.559cm">
          <text:p text:style-name="P3"><text:span text:style-name="T2">SW</text:span></text:p>
          <draw:enhanced-geometry svg:viewBox="0 0 21600 21600" draw:type="rectangle" draw:enhanced-path="M 0 0 L 21600 0 21600 21600 0 21600 0 0 Z N"/>
        </draw:custom-shape>
        <draw:custom-shape draw:style-name="gr4" draw:text-style-name="P4" xml:id="id4" draw:id="id4" draw:layer="layout" svg:width="0.488cm" svg:height="1.219cm" svg:x="12.17cm" svg:y="7.56cm">
          <text:p text:style-name="P3"><text:span text:style-name="T2">SW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14" draw:id="id14" draw:layer="layout" svg:width="0.489cm" svg:height="1.22cm" svg:x="12.657cm" svg:y="7.559cm">
          <text:p text:style-name="P3"><text:span text:style-name="T2">SW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13" draw:id="id13" draw:layer="layout" svg:width="0.488cm" svg:height="1.22cm" svg:x="13.145cm" svg:y="7.559cm">
          <text:p text:style-name="P3"><text:span text:style-name="T2">SW</text:span></text:p>
          <draw:enhanced-geometry svg:viewBox="0 0 21600 21600" draw:type="rectangle" draw:enhanced-path="M 0 0 L 21600 0 21600 21600 0 21600 0 0 Z N"/>
        </draw:custom-shape>
        <draw:custom-shape draw:style-name="gr4" draw:text-style-name="P4" xml:id="id7" draw:id="id7" draw:layer="layout" svg:width="0.489cm" svg:height="1.219cm" svg:x="11.68cm" svg:y="4.633cm">
          <text:p text:style-name="P3"><text:span text:style-name="T2">SW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5" draw:id="id5" draw:layer="layout" svg:width="0.488cm" svg:height="1.22cm" svg:x="12.169cm" svg:y="4.633cm">
          <text:p text:style-name="P3"><text:span text:style-name="T2">SW</text:span></text:p>
          <draw:enhanced-geometry svg:viewBox="0 0 21600 21600" draw:type="rectangle" draw:enhanced-path="M 0 0 L 21600 0 21600 21600 0 21600 0 0 Z N"/>
        </draw:custom-shape>
        <draw:custom-shape draw:style-name="gr4" draw:text-style-name="P4" xml:id="id1" draw:id="id1" draw:layer="layout" svg:width="0.489cm" svg:height="1.219cm" svg:x="12.656cm" svg:y="4.633cm">
          <text:p text:style-name="P3"><text:span text:style-name="T2">SW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2" draw:id="id2" draw:layer="layout" svg:width="0.488cm" svg:height="1.22cm" svg:x="13.144cm" svg:y="4.633cm">
          <text:p text:style-name="P3"><text:span text:style-name="T2">SW</text:span>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svg:x1="12.9cm" svg:y1="4.633cm" svg:x2="13.388cm" svg:y2="4.633cm" draw:start-shape="id1" draw:start-glue-point="0" draw:end-shape="id2" draw:end-glue-point="0" svg:d="M12900 4633v-502h488v502" svg:viewBox="0 0 489 503">
          <text:p/>
        </draw:connector>
        <draw:connector draw:style-name="gr5" draw:text-style-name="P5" draw:layer="layout" svg:x1="11.925cm" svg:y1="8.779cm" svg:x2="12.414cm" svg:y2="8.779cm" draw:start-shape="id3" draw:start-glue-point="2" draw:end-shape="id4" draw:end-glue-point="2" svg:d="M11925 8779v501h489v-501" svg:viewBox="0 0 490 502">
          <text:p/>
        </draw:connector>
        <draw:custom-shape draw:style-name="gr6" draw:text-style-name="P6" draw:layer="layout" svg:width="17.484cm" svg:height="13.726cm" svg:x="23.838cm" svg:y="2.196cm">
          <text:p text:style-name="P1"><text:span text:style-name="T3">Main PCB</text:span></text:p>
          <draw:enhanced-geometry svg:viewBox="0 0 21600 21600" draw:type="rectangle" draw:enhanced-path="M 0 0 L 21600 0 21600 21600 0 21600 0 0 Z N"/>
        </draw:custom-shape>
        <draw:custom-shape draw:style-name="gr7" draw:text-style-name="P5" xml:id="id6" draw:id="id6" draw:layer="layout" svg:width="0.487cm" svg:height="0.487cm" svg:x="23.838cm" svg:y="3.41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xml:id="id9" draw:id="id9" draw:layer="layout" svg:width="0.487cm" svg:height="0.488cm" svg:x="23.838cm" svg:y="2.19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xml:id="id16" draw:id="id16" draw:layer="layout" svg:width="0.243cm" svg:height="0.488cm" svg:x="23.838cm" svg:y="2.85cm">
          <text:p/>
          <draw:enhanced-geometry svg:viewBox="0 0 21600 21600" draw:type="rectangle" draw:enhanced-path="M 0 0 L 21600 0 21600 21600 0 21600 0 0 Z N"/>
        </draw:custom-shape>
        <draw:connector draw:style-name="gr5" draw:text-style-name="P5" draw:layer="layout" svg:x1="12.413cm" svg:y1="4.633cm" svg:x2="23.838cm" svg:y2="3.658cm" draw:start-shape="id5" draw:start-glue-point="0" draw:end-shape="id6" draw:end-glue-point="3" svg:d="M12413 4633v-975h11425" svg:viewBox="0 0 11426 976">
          <text:p/>
        </draw:connector>
        <draw:connector draw:style-name="gr5" draw:text-style-name="P5" draw:layer="layout" svg:x1="11.924cm" svg:y1="4.633cm" svg:x2="9.488cm" svg:y2="8.292cm" draw:start-shape="id7" draw:start-glue-point="0" draw:end-shape="id8" draw:end-glue-point="0" svg:d="M11924 4633v-502h-2436v4161" svg:viewBox="0 0 2437 4162">
          <text:p/>
        </draw:connector>
        <draw:custom-shape draw:style-name="gr10" draw:text-style-name="P5" xml:id="id8" draw:id="id8" draw:layer="layout" svg:width="0.488cm" svg:height="0.731cm" svg:x="9.244cm" svg:y="8.29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8" xml:id="id12" draw:id="id12" draw:layer="layout" svg:width="0.488cm" svg:height="0.731cm" svg:x="8.024cm" svg:y="8.29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9" xml:id="id10" draw:id="id10" draw:layer="layout" svg:width="0.975cm" svg:height="0.732cm" svg:x="12.901cm" svg:y="1.952cm">
          <text:p text:style-name="P3"><text:span text:style-name="T2">Relay</text:span></text:p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0.732cm" svg:height="0.487cm" svg:x="13.054cm" svg:y="2.684cm">
          <text:p text:style-name="P3"><text:span text:style-name="T2">Sol.</text:span>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svg:x1="23.838cm" svg:y1="2.44cm" svg:x2="13.876cm" svg:y2="2.318cm" draw:start-shape="id9" draw:start-glue-point="3" draw:end-shape="id10" draw:end-glue-point="1" svg:d="M23838 2440h-4982v-122h-4980" svg:viewBox="0 0 9963 123">
          <text:p/>
        </draw:connector>
        <draw:connector draw:style-name="gr5" draw:text-style-name="P5" draw:layer="layout" svg:x1="12.901cm" svg:y1="2.318cm" svg:x2="5.342cm" svg:y2="7.804cm" draw:start-shape="id10" draw:start-glue-point="3" draw:end-shape="id11" draw:end-glue-point="0" svg:d="M12901 2318h-7559v5486" svg:viewBox="0 0 7560 5487">
          <text:p/>
        </draw:connector>
        <draw:custom-shape draw:style-name="gr14" draw:text-style-name="P10" draw:layer="layout" svg:width="3.413cm" svg:height="5.851cm" svg:x="2.905cm" svg:y="8.535cm">
          <text:p text:style-name="P1"><text:span text:style-name="T3">Solar</text:span></text:p>
          <text:p text:style-name="P1"><text:span text:style-name="T3">Panel</text:span></text:p>
          <draw:enhanced-geometry svg:viewBox="0 0 21600 21600" draw:type="rectangle" draw:enhanced-path="M 0 0 L 21600 0 21600 21600 0 21600 0 0 Z N"/>
        </draw:custom-shape>
        <draw:custom-shape draw:style-name="gr11" draw:text-style-name="P8" xml:id="id15" draw:id="id15" draw:layer="layout" svg:width="0.487cm" svg:height="0.731cm" svg:x="3.393cm" svg:y="7.80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xml:id="id11" draw:id="id11" draw:layer="layout" svg:width="0.487cm" svg:height="0.731cm" svg:x="5.099cm" svg:y="7.804cm">
          <text:p/>
          <draw:enhanced-geometry svg:viewBox="0 0 21600 21600" draw:type="rectangle" draw:enhanced-path="M 0 0 L 21600 0 21600 21600 0 21600 0 0 Z N"/>
        </draw:custom-shape>
        <draw:connector draw:style-name="gr5" draw:text-style-name="P5" draw:layer="layout" svg:x1="8.268cm" svg:y1="8.292cm" svg:x2="13.389cm" svg:y2="8.779cm" draw:start-shape="id12" draw:start-glue-point="0" draw:end-shape="id13" draw:end-glue-point="2" svg:d="M8268 8292v-502h2561v1490h2560v-501" svg:viewBox="0 0 5122 1491">
          <text:p/>
        </draw:connector>
        <draw:connector draw:style-name="gr5" draw:text-style-name="P5" draw:layer="layout" svg:x1="12.901cm" svg:y1="8.779cm" svg:x2="3.636cm" svg:y2="7.804cm" draw:start-shape="id14" draw:start-glue-point="2" draw:end-shape="id15" draw:end-glue-point="0" svg:d="M12901 8779v501h-4633v-1978h-4632v502" svg:viewBox="0 0 9266 1979">
          <text:p/>
        </draw:connector>
        <draw:custom-shape draw:style-name="gr15" draw:text-style-name="P3" xml:id="id18" draw:id="id18" draw:layer="layout" svg:width="1.287cm" svg:height="1.315cm" svg:x="27.67cm" svg:y="2.587cm">
          <text:p text:style-name="P3"><text:span text:style-name="T2">ST</text:span></text:p>
          <text:p text:style-name="P3"><text:span text:style-name="T2">CPU</text:span></text:p>
          <text:p text:style-name="P3"><text:span text:style-name="T2">ST32F207</text:span></text:p>
          <draw:enhanced-geometry svg:viewBox="0 0 21600 21600" draw:type="rectangle" draw:enhanced-path="M 0 0 L 21600 0 21600 21600 0 21600 0 0 Z N"/>
        </draw:custom-shape>
        <draw:custom-shape draw:style-name="gr16" draw:text-style-name="P1" xml:id="id17" draw:id="id17" draw:layer="layout" svg:width="0.975cm" svg:height="0.732cm" svg:x="25.544cm" svg:y="2.927cm">
          <text:p text:style-name="P1"><text:span text:style-name="T3">Amp</text:span>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svg:x1="24.081cm" svg:y1="3.094cm" svg:x2="25.544cm" svg:y2="3.293cm" draw:start-shape="id16" draw:start-glue-point="1" draw:end-shape="id17" draw:end-glue-point="3" svg:d="M24081 3094h731v199h732" svg:viewBox="0 0 1464 200">
          <text:p/>
        </draw:connector>
        <draw:connector draw:style-name="gr5" draw:text-style-name="P5" draw:layer="layout" svg:x1="26.519cm" svg:y1="3.293cm" svg:x2="27.67cm" svg:y2="3.244cm" draw:start-shape="id17" draw:start-glue-point="1" draw:end-shape="id18" draw:end-glue-point="3" svg:d="M26519 3293h572v-49h579" svg:viewBox="0 0 1152 50">
          <text:p/>
        </draw:connector>
        <draw:custom-shape draw:style-name="gr17" draw:text-style-name="P3" xml:id="id20" draw:id="id20" draw:layer="layout" svg:width="1.27cm" svg:height="1.292cm" svg:x="27.67cm" svg:y="4.175cm">
          <text:p text:style-name="P3"><text:span text:style-name="T2">Red.</text:span></text:p>
          <text:p text:style-name="P3"><text:span text:style-name="T2">CPU</text:span></text:p>
          <text:p text:style-name="P3"><text:span text:style-name="T2">64 pin</text:span></text:p>
          <draw:enhanced-geometry svg:viewBox="0 0 21600 21600" draw:type="rectangle" draw:enhanced-path="M 0 0 L 21600 0 21600 21600 0 21600 0 0 Z N"/>
        </draw:custom-shape>
        <draw:custom-shape draw:style-name="gr16" draw:text-style-name="P1" xml:id="id19" draw:id="id19" draw:layer="layout" svg:width="0.975cm" svg:height="0.732cm" svg:x="25.544cm" svg:y="3.902cm">
          <text:p text:style-name="P1"><text:span text:style-name="T3">Amp</text:span>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svg:x1="24.081cm" svg:y1="3.094cm" svg:x2="25.544cm" svg:y2="4.268cm" draw:start-shape="id16" draw:start-glue-point="1" draw:end-shape="id19" draw:end-glue-point="3" svg:d="M24081 3094h731v1174h732" svg:viewBox="0 0 1464 1175">
          <text:p/>
        </draw:connector>
        <draw:connector draw:style-name="gr5" draw:text-style-name="P5" draw:layer="layout" svg:x1="26.519cm" svg:y1="4.268cm" svg:x2="27.67cm" svg:y2="4.821cm" draw:start-shape="id19" draw:start-glue-point="1" draw:end-shape="id20" draw:end-glue-point="3" svg:d="M26519 4268h575v553h576" svg:viewBox="0 0 1152 554">
          <text:p/>
        </draw:connector>
        <draw:custom-shape draw:style-name="gr18" draw:text-style-name="P1" draw:layer="layout" svg:width="1.219cm" svg:height="0.732cm" svg:x="26.276cm" svg:y="6.828cm">
          <text:p text:style-name="P1"><text:span text:style-name="T3">Mux</text:span></text:p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975cm" svg:height="0.488cm" svg:x="24.569cm" svg:y="6.828cm">
          <text:p text:style-name="P1"><text:span text:style-name="T3">R1</text:span></text:p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975cm" svg:height="0.488cm" svg:x="24.569cm" svg:y="6.828cm">
          <text:p text:style-name="P1"><text:span text:style-name="T3">R1</text:span></text:p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975cm" svg:height="0.487cm" svg:x="24.569cm" svg:y="7.316cm">
          <text:p text:style-name="P1"><text:span text:style-name="T3">R2</text:span></text:p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975cm" svg:height="0.488cm" svg:x="24.569cm" svg:y="7.803cm">
          <text:p text:style-name="P1"><text:span text:style-name="T3">R3</text:span></text:p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975cm" svg:height="0.488cm" svg:x="24.569cm" svg:y="8.291cm">
          <text:p text:style-name="P1"><text:span text:style-name="T3">R4</text:span></text:p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1.219cm" svg:height="0.732cm" svg:x="26.276cm" svg:y="7.56cm">
          <text:p text:style-name="P1"><text:span text:style-name="T3">Mux</text:span></text:p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1.219cm" svg:height="0.732cm" svg:x="26.276cm" svg:y="8.291cm">
          <text:p text:style-name="P1"><text:span text:style-name="T3">Mux</text:span></text:p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19cm" svg:height="0.731cm" svg:x="26.275cm" svg:y="9.023cm">
          <text:p text:style-name="P1"><text:span text:style-name="T3">Mux</text:span></text:p>
          <draw:enhanced-geometry svg:viewBox="0 0 21600 21600" draw:type="rectangle" draw:enhanced-path="M 0 0 L 21600 0 21600 21600 0 21600 0 0 Z N"/>
        </draw:custom-shape>
        <draw:custom-shape draw:style-name="gr22" draw:text-style-name="P5" xml:id="id23" draw:id="id23" draw:layer="layout" svg:width="0.975cm" svg:height="0.732cm" svg:x="23.838cm" svg:y="11.704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3" xml:id="id22" draw:id="id22" draw:layer="layout" svg:width="0.488cm" svg:height="0.244cm" svg:x="23.35cm" svg:y="11.704cm">
          <text:p text:style-name="P3"><text:span text:style-name="T2">P-</text:span></text:p>
          <draw:enhanced-geometry svg:viewBox="0 0 21600 21600" draw:type="rectangle" draw:enhanced-path="M 0 0 L 21600 0 21600 21600 0 21600 0 0 Z N"/>
        </draw:custom-shape>
        <draw:custom-shape draw:style-name="gr23" draw:text-style-name="P3" draw:layer="layout" svg:width="0.488cm" svg:height="0.244cm" svg:x="23.35cm" svg:y="12.192cm">
          <text:p text:style-name="P3"><text:span text:style-name="T2">B-</text:span></text:p>
          <draw:enhanced-geometry svg:viewBox="0 0 21600 21600" draw:type="rectangle" draw:enhanced-path="M 0 0 L 21600 0 21600 21600 0 21600 0 0 Z N"/>
        </draw:custom-shape>
        <draw:custom-shape draw:style-name="gr24" draw:text-style-name="P5" xml:id="id25" draw:id="id25" draw:layer="layout" svg:width="0.975cm" svg:height="0.731cm" svg:x="23.838cm" svg:y="12.924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3" xml:id="id21" draw:id="id21" draw:layer="layout" svg:width="0.488cm" svg:height="0.244cm" svg:x="23.35cm" svg:y="12.924cm">
          <text:p text:style-name="P3"><text:span text:style-name="T2">P+</text:span></text:p>
          <draw:enhanced-geometry svg:viewBox="0 0 21600 21600" draw:type="rectangle" draw:enhanced-path="M 0 0 L 21600 0 21600 21600 0 21600 0 0 Z N"/>
        </draw:custom-shape>
        <draw:custom-shape draw:style-name="gr23" draw:text-style-name="P3" draw:layer="layout" svg:width="0.488cm" svg:height="0.244cm" svg:x="23.35cm" svg:y="13.411cm">
          <text:p text:style-name="P3"><text:span text:style-name="T2">B+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195cm" svg:height="1.659cm" svg:x="7.78cm" svg:y="12.727cm">
          <text:p text:style-name="P1"><text:span text:style-name="T1">Battery 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5" draw:layer="layout" svg:x1="12.901cm" svg:y1="8.779cm" svg:x2="23.35cm" svg:y2="13.046cm" draw:start-shape="id14" draw:start-glue-point="2" draw:end-shape="id21" draw:end-glue-point="3" svg:d="M12901 8779v4267h10449" svg:viewBox="0 0 10450 4268">
          <text:p/>
        </draw:connector>
        <draw:connector draw:style-name="gr5" draw:text-style-name="P5" draw:layer="layout" svg:x1="23.35cm" svg:y1="11.826cm" svg:x2="5.342cm" svg:y2="7.804cm" draw:start-shape="id22" draw:start-glue-point="3" draw:end-shape="id11" draw:end-glue-point="0" svg:d="M23350 11826h-8882v-4524h-9126v502" svg:viewBox="0 0 18009 4525">
          <text:p/>
        </draw:connector>
        <draw:custom-shape draw:style-name="gr25" draw:text-style-name="P1" xml:id="id29" draw:id="id29" draw:layer="layout" svg:width="1.95cm" svg:height="1.22cm" svg:x="27.739cm" svg:y="14.142cm">
          <text:p text:style-name="P1"><text:span text:style-name="T3">200/12V</text:span></text:p>
          <text:p text:style-name="P1"><text:span text:style-name="T3">Input</text:span></text:p>
          <draw:enhanced-geometry svg:viewBox="0 0 21600 21600" draw:type="rectangle" draw:enhanced-path="M 0 0 L 21600 0 21600 21600 0 21600 0 0 Z N"/>
        </draw:custom-shape>
        <draw:custom-shape draw:style-name="gr25" draw:text-style-name="P1" xml:id="id28" draw:id="id28" draw:layer="layout" svg:width="1.95cm" svg:height="1.22cm" svg:x="25.544cm" svg:y="14.142cm">
          <text:p text:style-name="P1"><text:span text:style-name="T3">Input</text:span></text:p>
          <text:p text:style-name="P1"><text:span text:style-name="T3">filter</text:span></text:p>
          <draw:enhanced-geometry svg:viewBox="0 0 21600 21600" draw:type="rectangle" draw:enhanced-path="M 0 0 L 21600 0 21600 21600 0 21600 0 0 Z N"/>
        </draw:custom-shape>
        <draw:custom-shape draw:style-name="gr26" draw:text-style-name="P11" xml:id="id24" draw:id="id24" draw:layer="layout" svg:width="1.707cm" svg:height="0.975cm" svg:x="25.544cm" svg:y="11.461cm">
          <text:p text:style-name="P11"><text:span text:style-name="T1">Pre</text:span></text:p>
          <text:p text:style-name="P11"><text:span text:style-name="T1">charge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24.813cm" svg:y1="12.07cm" svg:x2="25.544cm" svg:y2="11.948cm" draw:start-shape="id23" draw:start-glue-point="1" draw:end-shape="id24" draw:end-glue-point="3" svg:d="M24813 12070h365v-122h366" svg:viewBox="0 0 732 123">
          <text:p/>
        </draw:connector>
        <draw:connector draw:style-name="gr5" draw:text-style-name="P5" draw:layer="layout" svg:x1="24.813cm" svg:y1="13.289cm" svg:x2="26.397cm" svg:y2="12.436cm" draw:start-shape="id25" draw:start-glue-point="1" draw:end-shape="id24" draw:end-glue-point="2" svg:d="M24813 13289h1584v-853" svg:viewBox="0 0 1585 854">
          <text:p/>
        </draw:connector>
        <draw:connector draw:style-name="gr5" draw:text-style-name="P5" draw:layer="layout" svg:x1="27.251cm" svg:y1="11.948cm" svg:x2="28.305cm" svg:y2="5.467cm" draw:start-shape="id24" draw:start-glue-point="1" draw:end-shape="id20" draw:end-glue-point="2" svg:d="M27251 11948h1054v-6481" svg:viewBox="0 0 1055 6482">
          <text:p/>
        </draw:connector>
        <draw:connector draw:style-name="gr5" draw:text-style-name="P5" draw:layer="layout" svg:x1="27.251cm" svg:y1="11.948cm" svg:x2="28.957cm" svg:y2="3.244cm" draw:start-shape="id24" draw:start-glue-point="1" draw:end-shape="id18" draw:end-glue-point="1" svg:d="M27251 11948h2206v-8704h-500" svg:viewBox="0 0 2207 8705">
          <text:p/>
        </draw:connector>
        <draw:custom-shape draw:style-name="gr23" draw:text-style-name="P3" xml:id="id26" draw:id="id26" draw:layer="layout" svg:width="0.488cm" svg:height="0.245cm" svg:x="25.056cm" svg:y="14.386cm">
          <text:p text:style-name="P3"><text:span text:style-name="T2">B-</text:span>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svg:x1="24.813cm" svg:y1="12.07cm" svg:x2="25.056cm" svg:y2="14.508cm" draw:start-shape="id23" draw:start-glue-point="1" draw:end-shape="id26" draw:end-glue-point="3" svg:d="M24813 12070h500v1341h-758v1097h501" svg:viewBox="0 0 759 2439">
          <text:p/>
        </draw:connector>
        <draw:custom-shape draw:style-name="gr23" draw:text-style-name="P3" xml:id="id27" draw:id="id27" draw:layer="layout" svg:width="0.488cm" svg:height="0.244cm" svg:x="25.056cm" svg:y="14.874cm">
          <text:p text:style-name="P3"><text:span text:style-name="T2">B+</text:span>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svg:x1="24.325cm" svg:y1="13.655cm" svg:x2="25.056cm" svg:y2="14.996cm" draw:start-shape="id25" draw:start-glue-point="2" draw:end-shape="id27" draw:end-glue-point="3" svg:d="M24325 13655v1341h731" svg:viewBox="0 0 732 1342">
          <text:p/>
        </draw:connector>
        <draw:connector draw:style-name="gr5" draw:text-style-name="P5" draw:layer="layout" svg:x1="27.494cm" svg:y1="14.752cm" svg:x2="27.739cm" svg:y2="14.752cm" draw:start-shape="id28" draw:start-glue-point="1" draw:end-shape="id29" draw:end-glue-point="3" svg:d="M27494 14752h245" svg:viewBox="0 0 246 1">
          <text:p/>
        </draw:connector>
        <draw:custom-shape draw:style-name="gr27" draw:text-style-name="P1" xml:id="id30" draw:id="id30" draw:layer="layout" svg:width="1.706cm" svg:height="1.219cm" svg:x="28.714cm" svg:y="12.192cm">
          <text:p text:style-name="P1"><text:span text:style-name="T3">12/3V3</text:span></text:p>
          <text:p text:style-name="P1"><text:span text:style-name="T3">Input</text:span>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svg:x1="29.689cm" svg:y1="14.752cm" svg:x2="30.42cm" svg:y2="12.801cm" draw:start-shape="id29" draw:end-shape="id30" svg:d="M29689 14752h1232v-1951h-501" svg:viewBox="0 0 1233 1952">
          <text:p/>
        </draw:connector>
        <draw:connector draw:style-name="gr5" draw:text-style-name="P5" draw:layer="layout" svg:x1="29.567cm" svg:y1="12.192cm" svg:x2="28.94cm" svg:y2="4.821cm" draw:start-shape="id30" draw:start-glue-point="0" draw:end-shape="id20" draw:end-glue-point="1" svg:d="M29567 12192v-7371h-627" svg:viewBox="0 0 628 7372">
          <text:p/>
        </draw:connector>
        <draw:connector draw:style-name="gr5" draw:text-style-name="P5" draw:layer="layout" svg:x1="28.313cm" svg:y1="2.587cm" svg:x2="29.567cm" svg:y2="12.192cm" draw:start-shape="id18" draw:start-glue-point="0" draw:end-shape="id30" draw:end-glue-point="0" svg:d="M28313 2587v-502h1254v10107" svg:viewBox="0 0 1255 10108">
          <text:p/>
        </draw:connector>
        <draw:custom-shape draw:style-name="gr1" draw:text-style-name="P2" draw:layer="layout" svg:width="2.195cm" svg:height="1.66cm" svg:x="14.97cm" svg:y="6.007cm">
          <text:p text:style-name="P1"><text:span text:style-name="T1">I th 4A</text:span></text:p>
          <text:p text:style-name="P1"><text:span text:style-name="T1">Ue min = 5VDC</text:span></text:p>
          <text:p text:style-name="P1"><text:span text:style-name="T1">Ue = 250VAC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489cm" svg:height="1.219cm" svg:x="16.703cm" svg:y="4.861cm">
          <text:p text:style-name="P3"><text:span text:style-name="T2">kif-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489cm" svg:height="1.219cm" svg:x="14.97cm" svg:y="4.81cm">
          <text:p text:style-name="P3"><text:span text:style-name="T2">kif+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489cm" svg:height="1.219cm" svg:x="14.97cm" svg:y="7.718cm">
          <text:p text:style-name="P3"><text:span text:style-name="T2">SW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489cm" svg:height="1.219cm" svg:x="16.557cm" svg:y="7.667cm">
          <text:p text:style-name="P3"><text:span text:style-name="T2">SW</text:span></text:p>
          <draw:enhanced-geometry svg:viewBox="0 0 21600 21600" draw:type="rectangle" draw:enhanced-path="M 0 0 L 21600 0 21600 21600 0 21600 0 0 Z N"/>
        </draw:custom-shape>
        <draw:frame draw:style-name="gr28" draw:text-style-name="P12" draw:layer="layout" svg:width="4.308cm" svg:height="1.673cm" svg:x="36.56cm" svg:y="2.27cm">
          <draw:text-box>
            <text:p>P3-HBMS-V5</text:p>
            <text:p>2019-12-11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i" fo:country="FI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.012cm" fo:page-height="29.69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1-10T19:07:42.504520652</meta:creation-date>
    <dc:date>2022-01-28T22:51:01.096668525</dc:date>
    <meta:editing-duration>PT1H50M5S</meta:editing-duration>
    <meta:editing-cycles>4</meta:editing-cycles>
    <meta:generator>LibreOffice/7.1.8.1$Linux_X86_64 LibreOffice_project/10$Build-1</meta:generator>
    <meta:document-statistic meta:object-count="79"/>
  </office:meta>
</office:document-meta>
</file>